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</text:p>
      <text:p text:style-name="Standard">FROM TB_DEPARTMENT;</text:p>
      <text:p text:style-name="Standard">--1</text:p>
      <text:p text:style-name="Standard">SELECT DEPARTMENT_NAME AS "학과 명", CATEGORY AS 계열</text:p>
      <text:p text:style-name="Standard">FROM TB_DEPARTMENT;</text:p>
      <text:p text:style-name="Standard"/>
      <text:p text:style-name="Standard">--2</text:p>
      <text:p text:style-name="Standard">SELECT DEPARTMENT_NAME || '의 정원은' || CAPACITY || '명 입니다.' AS "학과별 정원"</text:p>
      <text:p text:style-name="Standard">FROM TB_DEPARTMENT;</text:p>
      <text:p text:style-name="Standard"/>
      <text:p text:style-name="Standard">--3.1</text:p>
      <text:p text:style-name="Standard">SELECT STUDENT_NAME</text:p>
      <text:p text:style-name="Standard">FROM TB_STUDENT</text:p>
      <text:p text:style-name="Standard">WHERE SUBSTR(STUDENT_SSN,8,1) = 2</text:p>
      <text:p text:style-name="Standard"><text:s text:c="4"/>AND ABSENCE_YN = 'Y'</text:p>
      <text:p text:style-name="Standard"><text:s text:c="4"/>AND DEPARTMENT_NO = (SELECT DEPARTMENT_NO FROM TB_DEPARTMENT WHERE DEPARTMENT_NAME = '국어국문학과');</text:p>
      <text:p text:style-name="Standard">--3.2</text:p>
      <text:p text:style-name="Standard">SELECT STUDENT_NAME</text:p>
      <text:p text:style-name="Standard">FROM TB_STUDENT S LEFT JOIN TB_DEPARTMENT D ON (S.DEPARTMENT_NO = D.DEPARTMENT_NO)</text:p>
      <text:p text:style-name="Standard">WHERE D.DEPARTMENT_NAME = '국어국문학과'</text:p>
      <text:p text:style-name="Standard"><text:s text:c="4"/>AND SUBSTR(STUDENT_SSN,8,1) =2</text:p>
      <text:p text:style-name="Standard"><text:s text:c="4"/>AND ABSENCE_YN = 'Y';</text:p>
      <text:p text:style-name="Standard"/>
      <text:p text:style-name="Standard">--4</text:p>
      <text:p text:style-name="Standard">SELECT <text:s/>STUDENT_NAME</text:p>
      <text:p text:style-name="Standard">FROM TB_STUDENT</text:p>
      <text:p text:style-name="Standard">WHERE STUDENT IN ('A513079','A513090','A513091','A513110','A513119');</text:p>
      <text:p text:style-name="Standard">ORDER BY 1 DESC;</text:p>
      <text:p text:style-name="Standard"/>
      <text:p text:style-name="Standard">--5</text:p>
      <text:p text:style-name="Standard">SELECT DEPARTMENT_NAME, CATEGORY</text:p>
      <text:p text:style-name="Standard">FROM TB_DEPARTMENT</text:p>
      <text:p text:style-name="Standard">WHERE CAPACITY BETWEEN 20 AND 30;</text:p>
      <text:p text:style-name="Standard"/>
      <text:p text:style-name="Standard">--6</text:p>
      <text:p text:style-name="Standard">SELECT PROFESSOR_NAME</text:p>
      <text:p text:style-name="Standard">FROM TB_PROFESSOR</text:p>
      <text:p text:style-name="Standard">WHERE DEPARTMENT_NO IS NULL;</text:p>
      <text:p text:style-name="Standard"/>
      <text:p text:style-name="Standard">--7</text:p>
      <text:p text:style-name="Standard">SELECT STUDENT_NAME</text:p>
      <text:p text:style-name="Standard">FROM TB_STUDENT</text:p>
      <text:p text:style-name="Standard">WHERE DEPARTMENT_NO IS NULL;</text:p>
      <text:p text:style-name="Standard"><text:soft-page-break/></text:p>
      <text:p text:style-name="Standard">--8</text:p>
      <text:p text:style-name="Standard">SELECT CLASS_NO</text:p>
      <text:p text:style-name="Standard">FROM TB_CLASS</text:p>
      <text:p text:style-name="Standard">WHERE PREATTENDING_CLASS_NO IS NOT NULL;</text:p>
      <text:p text:style-name="Standard"/>
      <text:p text:style-name="Standard">--9.1</text:p>
      <text:p text:style-name="Standard">SELECT DISTINCT CATEGORY</text:p>
      <text:p text:style-name="Standard">FROM TB_DEPARTMENT</text:p>
      <text:p text:style-name="Standard">ORDER BY CATEGORY;</text:p>
      <text:p text:style-name="Standard"/>
      <text:p text:style-name="Standard">--9.2</text:p>
      <text:p text:style-name="Standard">SELECT DISTINCT CATEGORY</text:p>
      <text:p text:style-name="Standard">FROM TB_DEPARTMENT</text:p>
      <text:p text:style-name="Standard">ORDER BY 1 ASC;</text:p>
      <text:p text:style-name="Standard"/>
      <text:p text:style-name="Standard">--10</text:p>
      <text:p text:style-name="Standard">SELECT STUDENT_NO, STUDENT_NAME, STUDENT_SSN</text:p>
      <text:p text:style-name="Standard">FROM TB_STUDENT</text:p>
      <text:p text:style-name="Standard">WHERE EXTRACT (YEAR FROM ENTRANCE_DATE) = 2002</text:p>
      <text:p text:style-name="Standard"><text:s text:c="4"/>AND STUDENT_ADDRESS LIKE '%전주%'</text:p>
      <text:p text:style-name="Standard"><text:s text:c="4"/>AND ABSENCE_YN = 'N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17T14:30:07.86</meta:creation-date>
    <meta:document-statistic meta:table-count="0" meta:image-count="0" meta:object-count="0" meta:page-count="2" meta:paragraph-count="55" meta:word-count="220" meta:character-count="1291"/>
    <dc:date>2024-07-17T14:30:30.20</dc:date>
    <meta:editing-duration>PT22S</meta:editing-duration>
    <meta:editing-cycles>1</meta:editing-cycles>
    <meta:generator>OpenOffice/4.1.15$Win32 OpenOffice.org_project/4115m2$Build-9813</meta:generator>
  </office:meta>
</office:document-meta>
</file>